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officeooo:rsid="0001f50c" officeooo:paragraph-rsid="0001f50c"/>
    </style:style>
    <style:style style:name="P2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officeooo:rsid="0001f50c" officeooo:paragraph-rsid="0001f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如何把英语变成一种语言能力：</text:p>
      <text:p text:style-name="P2">每天看一部英语电影，刚开始可以看字幕，或者不看字幕，只要试图听出他说的语句，不懂意思也没有关系(可以猜)，或者找一些比较容易听懂的英语视频，比如一些微信视频直播频道会有这些内容，坚持大约2周会有明显的效果。能听清楚大部分句子，能基本了解视频中人物要表达的意思，你会惊喜的发现自己的听力能力有明显的变化，随之而来的是说的能力呼之欲出。这个过程中，你会慢慢不再试图用中文翻译视频的对话，因为这并不是学习的语言的正确方法，你会慢慢发现，当你听到一句话时，你就懂这个话的意思了，而没有经过翻译的过程，这就说明你的英语语言能力正在大脑中形成，经过这样的经常的练习，打下这样的基础，不断练习，你的英语能力会逐渐提高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4:59:08.835163084</meta:creation-date>
    <dc:date>2022-07-21T15:14:26.103484949</dc:date>
    <meta:editing-duration>PT2M57S</meta:editing-duration>
    <meta:editing-cycles>1</meta:editing-cycles>
    <meta:document-statistic meta:table-count="0" meta:image-count="0" meta:object-count="0" meta:page-count="1" meta:paragraph-count="2" meta:word-count="316" meta:character-count="316" meta:non-whitespace-character-count="316"/>
    <meta:generator>LibreOffice/7.3.4.2$Linux_X86_64 LibreOffice_project/30$Build-2</meta:generator>
  </office:meta>
</office:document-meta>
</file>